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6.099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3.833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2.97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lag</text:p>
          </table:table-cell>
          <table:table-cell office:value-type="string">
            <text:p>JiraID</text:p>
          </table:table-cell>
          <table:table-cell office:value-type="string">
            <text:p>Testcase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Friend Mobile Number</text:p>
          </table:table-cell>
          <table:table-cell office:value-type="string">
            <text:p>Friend Name</text:p>
          </table:table-cell>
          <table:table-cell office:value-type="string">
            <text:p>Credit Card Number</text:p>
          </table:table-cell>
          <table:table-cell office:value-type="string">
            <text:p>Name on Credit Card</text:p>
          </table:table-cell>
          <table:table-cell office:value-type="string">
            <text:p>Credit Card Expiry</text:p>
          </table:table-cell>
          <table:table-cell office:value-type="string">
            <text:p>Credit Card CVV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54</text:p>
          </table:table-cell>
          <table:table-cell office:value-type="string">
            <text:p>Selfcare Consumer TC_Verify_PrepaidQuickRecharge</text:p>
          </table:table-cell>
          <table:table-cell table:number-columns-repeated="2"/>
          <table:table-cell office:value-type="float" office:value="555679371">
            <text:p>555679371</text:p>
          </table:table-cell>
          <table:table-cell office:value-type="string">
            <text:p>Mohan</text:p>
          </table:table-cell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62</text:p>
          </table:table-cell>
          <table:table-cell office:value-type="string">
            <text:p>Selfcare Consumer <text:s/>TC_Verify_PostpaidQuickPay</text:p>
          </table:table-cell>
          <table:table-cell table:number-columns-repeated="2"/>
          <table:table-cell office:value-type="float" office:value="971555100171">
            <text:p>971555100171</text:p>
          </table:table-cell>
          <table:table-cell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57</text:p>
          </table:table-cell>
          <table:table-cell office:value-type="string">
            <text:p>Selfcare Consumer TC_Verify_AddCreditCard</text:p>
          </table:table-cell>
          <table:table-cell office:value-type="float" office:value="1.28114454">
            <text:p>1.28114454</text:p>
          </table:table-cell>
          <table:table-cell table:number-columns-repeated="3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53</text:p>
          </table:table-cell>
          <table:table-cell office:value-type="string">
            <text:p>Selfcare Consumer TC_Verify_PostpaidPayment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2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61</text:p>
          </table:table-cell>
          <table:table-cell office:value-type="string">
            <text:p>Selfcare Consumer TC_Verify_PrepaidRecharge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office:value-type="float" office:value="971555679371">
            <text:p>971555679371</text:p>
          </table:table-cell>
          <table:table-cell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6623</text:p>
          </table:table-cell>
          <table:table-cell office:value-type="string">
            <text:p>Selfcare TC_Verify_PostpaidRemoveCreditCard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2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67</text:p>
          </table:table-cell>
          <table:table-cell office:value-type="string">
            <text:p>Selfcare TC_Verify_LoggedInPostpaidQuickRecharge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2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68</text:p>
          </table:table-cell>
          <table:table-cell office:value-type="string">
            <text:p>Selfcare TC_Verify_LoogedInPostpaidQuickPay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2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71</text:p>
          </table:table-cell>
          <table:table-cell office:value-type="string">
            <text:p>Selfcare TC_Verify_PostpaidAutoPaymentFriendPostpaid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2"/>
          <table:table-cell office:value-type="string">
            <text:p>4440000042200105</text:p>
          </table:table-cell>
          <table:table-cell office:value-type="string">
            <text:p>Autopay</text:p>
          </table:table-cell>
          <table:table-cell office:value-type="string">
            <text:p>052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6624</text:p>
          </table:table-cell>
          <table:table-cell office:value-type="string">
            <text:p>Selfcare TC_Verify_DeactivateAutoPayment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2"/>
          <table:table-cell office:value-type="string">
            <text:p>4440000042200105</text:p>
          </table:table-cell>
          <table:table-cell office:value-type="string">
            <text:p>Autopay</text:p>
          </table:table-cell>
          <table:table-cell office:value-type="string">
            <text:p>0525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QAD-46625</text:p>
          </table:table-cell>
          <table:table-cell office:value-type="string">
            <text:p>Selfcare TC_Verify_DashboardPostpaid</text:p>
          </table:table-cell>
          <table:table-cell office:value-type="float" office:value="1.28124999">
            <text:p>1.28124999</text:p>
          </table:table-cell>
          <table:table-cell office:value-type="string">
            <text:p>test66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QAD-46626</text:p>
          </table:table-cell>
          <table:table-cell office:value-type="string">
            <text:p>Selfcare TC_Verify_DashboardPrepaid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office:value-type="float" office:value="971555679371">
            <text:p>971555679371</text:p>
          </table:table-cell>
          <table:table-cell table:number-columns-repeated="5"/>
        </table:table-row>
        <table:table-row table:style-name="ro1">
          <table:table-cell office:value-type="string">
            <text:p>Y</text:p>
          </table:table-cell>
          <table:table-cell office:value-type="string">
            <text:p>QAD-45369</text:p>
          </table:table-cell>
          <table:table-cell office:value-type="string">
            <text:p>Selfcare TC_Verify_ChangeLanguageToArabic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QAD-46626</text:p>
          </table:table-cell>
          <table:table-cell office:value-type="string">
            <text:p>Selfcare TC_Verify_DashboardEnterprisePrepaid</text:p>
          </table:table-cell>
          <table:table-cell office:value-type="string">
            <text:p>6.120889.12.00.100004</text:p>
          </table:table-cell>
          <table:table-cell office:value-type="string">
            <text:p>Test@1234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QAD-45365</text:p>
          </table:table-cell>
          <table:table-cell office:value-type="string">
            <text:p>Selfcare Autopayment TC_Validate Set auto payment with same CC details</text:p>
          </table:table-cell>
          <table:table-cell office:value-type="float" office:value="1.28013908">
            <text:p>1.28013908</text:p>
          </table:table-cell>
          <table:table-cell office:value-type="string">
            <text:p>Test123</text:p>
          </table:table-cell>
          <table:table-cell table:number-columns-repeated="5"/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66</text:p>
          </table:table-cell>
          <table:table-cell office:value-type="string">
            <text:p>Selfcare Quick Pay TC_Validate_Quick Pay_Complete Bill Paymnet for Suspended Account</text:p>
          </table:table-cell>
          <table:table-cell table:number-columns-repeated="6"/>
          <table:table-cell office:value-type="string">
            <text:p>0139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QAD-45363</text:p>
          </table:table-cell>
          <table:table-cell office:value-type="string">
            <text:p>Selfcare Consumer prepaid TC_Prepaid_Bundle_Purchase</text:p>
          </table:table-cell>
          <table:table-cell office:value-type="float" office:value="1.28118603">
            <text:p>1.28118603</text:p>
          </table:table-cell>
          <table:table-cell office:value-type="string">
            <text:p>Test@234</text:p>
          </table:table-cell>
          <table:table-cell table:number-columns-repeated="2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59</text:p>
          </table:table-cell>
          <table:table-cell office:value-type="string">
            <text:p>Selfcare Consumer TC_Verify_AddFriend</text:p>
          </table:table-cell>
          <table:table-cell office:value-type="float" office:value="1.28089971">
            <text:p>1.28089971</text:p>
          </table:table-cell>
          <table:table-cell office:value-type="string">
            <text:p>Test12345</text:p>
          </table:table-cell>
          <table:table-cell office:value-type="float" office:value="971555679371">
            <text:p>971555679371</text:p>
          </table:table-cell>
          <table:table-cell office:value-type="string">
            <text:p>Mohan</text:p>
          </table:table-cell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70</text:p>
          </table:table-cell>
          <table:table-cell office:value-type="string">
            <text:p>Selfcare TC_Verify_PostpaidAddFriendPrepaid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office:value-type="float" office:value="971555679371">
            <text:p>971555679371</text:p>
          </table:table-cell>
          <table:table-cell office:value-type="string">
            <text:p>Mohan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office:value-type="string">
            <text:p>QAD-45364</text:p>
          </table:table-cell>
          <table:table-cell office:value-type="string">
            <text:p>Selfcare Enterprise TC_Verify_Validate Dashboard - Enterprise - L-40 PR having multiple Contracts</text:p>
          </table:table-cell>
          <table:table-cell table:number-columns-repeated="6"/>
          <table:table-cell office:value-type="string">
            <text:p>0139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string">
            <text:p>QAD-45360</text:p>
          </table:table-cell>
          <table:table-cell office:value-type="string">
            <text:p>Selfcare Consumer TC_Verify_RemoveLinkedAccount</text:p>
          </table:table-cell>
          <table:table-cell office:value-type="float" office:value="1.28089971">
            <text:p>1.28089971</text:p>
          </table:table-cell>
          <table:table-cell office:value-type="string">
            <text:p>Test12345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QAD-41101</text:p>
          </table:table-cell>
          <table:table-cell office:value-type="string">
            <text:p>Selfcare Consumer TC_Verify_RemoveFriend</text:p>
          </table:table-cell>
          <table:table-cell office:value-type="float" office:value="1.28114454">
            <text:p>1.28114454</text:p>
          </table:table-cell>
          <table:table-cell office:value-type="string">
            <text:p>test66</text:p>
          </table:table-cell>
          <table:table-cell office:value-type="float" office:value="971559640529">
            <text:p>971559640529</text:p>
          </table:table-cell>
          <table:table-cell table:number-columns-repeated="5"/>
        </table:table-row>
        <table:table-row table:style-name="ro1">
          <table:table-cell office:value-type="string">
            <text:p>Y</text:p>
          </table:table-cell>
          <table:table-cell office:value-type="string">
            <text:p>QAD-45351</text:p>
          </table:table-cell>
          <table:table-cell office:value-type="string">
            <text:p>Selfcare Consumer TC_Verify_PostpaidPayForFriendPrepaid</text:p>
          </table:table-cell>
          <table:table-cell office:value-type="float" office:value="1.28098833">
            <text:p>1.28098833</text:p>
          </table:table-cell>
          <table:table-cell office:value-type="string">
            <text:p>test66</text:p>
          </table:table-cell>
          <table:table-cell office:value-type="float" office:value="971555679371">
            <text:p>971555679371</text:p>
          </table:table-cell>
          <table:table-cell office:value-type="string">
            <text:p>Mohan</text:p>
          </table:table-cell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52</text:p>
          </table:table-cell>
          <table:table-cell office:value-type="string">
            <text:p>Selfcare Enterprise TC_Verify_DashboardEnterpriseL10</text:p>
          </table:table-cell>
          <table:table-cell office:value-type="float" office:value="6.122913">
            <text:p>6.122913</text:p>
          </table:table-cell>
          <table:table-cell office:value-type="string">
            <text:p>test123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QAD-45355</text:p>
          </table:table-cell>
          <table:table-cell office:value-type="string">
            <text:p>Selfcare Consumer TC_Verify_ChangePlan</text:p>
          </table:table-cell>
          <table:table-cell office:value-type="float" office:value="1.2808961">
            <text:p>1.2808961</text:p>
          </table:table-cell>
          <table:table-cell office:value-type="string">
            <text:p>Test12345</text:p>
          </table:table-cell>
          <table:table-cell table:number-columns-repeated="6"/>
        </table:table-row>
        <table:table-row table:style-name="ro1">
          <table:table-cell office:value-type="string">
            <text:p>Y</text:p>
          </table:table-cell>
          <table:table-cell office:value-type="string">
            <text:p>QAD-45356</text:p>
          </table:table-cell>
          <table:table-cell office:value-type="string">
            <text:p>Selfcare Consumer TC_Verify_UpdateProfile</text:p>
          </table:table-cell>
          <table:table-cell/>
          <table:table-cell office:value-type="string">
            <text:p>Test12345</text:p>
          </table:table-cell>
          <table:table-cell office:value-type="float" office:value="971555679371">
            <text:p>971555679371</text:p>
          </table:table-cell>
          <table:table-cell office:value-type="string">
            <text:p>Mohan</text:p>
          </table:table-cell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QAD-45358</text:p>
          </table:table-cell>
          <table:table-cell office:value-type="string">
            <text:p>Selfcare Consumer TC_Verify_UpdateCreditard</text:p>
          </table:table-cell>
          <table:table-cell office:value-type="float" office:value="1.2808961">
            <text:p>1.2808961</text:p>
          </table:table-cell>
          <table:table-cell office:value-type="string">
            <text:p>Test12345</text:p>
          </table:table-cell>
          <table:table-cell table:number-columns-repeated="2"/>
          <table:table-cell office:value-type="string">
            <text:p>5123450000000008</text:p>
          </table:table-cell>
          <table:table-cell office:value-type="string">
            <text:p>Testing</text:p>
          </table:table-cell>
          <table:table-cell office:value-type="string">
            <text:p>0139</text:p>
          </table:table-cell>
          <table:table-cell office:value-type="float" office:value="123">
            <text:p>1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06/01/2022</text:date>, <text:time>16:5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6T16:53:42.85</dc:date>
    <meta:document-statistic meta:table-count="1" meta:cell-count="212" meta:object-count="0"/>
    <meta:generator>OpenOffice/4.1.11$Win32 OpenOffice.org_project/4111m1$Build-9808</meta:generator>
  </office:meta>
</office:document-meta>
</file>